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54028" officeooo:paragraph-rsid="00154028"/>
    </style:style>
    <style:style style:name="P2" style:family="paragraph" style:parent-style-name="Standard">
      <style:paragraph-properties fo:text-align="justify" style:justify-single-word="false"/>
      <style:text-properties officeooo:rsid="00154028" officeooo:paragraph-rsid="00154028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54028" officeooo:paragraph-rsid="0015402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54028" officeooo:paragraph-rsid="0015402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54028" officeooo:paragraph-rsid="0015402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615ac" officeooo:paragraph-rsid="001615a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615ac" officeooo:paragraph-rsid="001615ac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154028" officeooo:paragraph-rsid="00154028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8b089" officeooo:paragraph-rsid="0018b089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a50d3" officeooo:paragraph-rsid="001a50d3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bf30b" officeooo:paragraph-rsid="001bf30b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d2602" officeooo:paragraph-rsid="001d34e1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d34e1" officeooo:paragraph-rsid="001bf30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d34e1" officeooo:paragraph-rsid="001d34e1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paragraph-rsid="001bf30b"/>
    </style:style>
    <style:style style:name="P16" style:family="paragraph" style:parent-style-name="Standard">
      <style:paragraph-properties fo:text-align="justify" style:justify-single-word="false"/>
      <style:text-properties officeooo:paragraph-rsid="001d34e1"/>
    </style:style>
    <style:style style:name="P17" style:family="paragraph" style:parent-style-name="Standard">
      <style:paragraph-properties fo:text-align="justify" style:justify-single-word="false"/>
      <style:text-properties officeooo:rsid="001a0097" officeooo:paragraph-rsid="001a0097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bf30b" officeooo:paragraph-rsid="001bf30b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d34e1" officeooo:paragraph-rsid="001d34e1" style:font-weight-asian="normal" style:font-weight-complex="normal"/>
    </style:style>
    <style:style style:name="T1" style:family="text">
      <style:text-properties officeooo:rsid="001615a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s" fo:country="ES"/>
    </style:style>
    <style:style style:name="T4" style:family="text">
      <style:text-properties fo:language="es" fo:country="ES" officeooo:rsid="00154028"/>
    </style:style>
    <style:style style:name="T5" style:family="text">
      <style:text-properties fo:language="es" fo:country="ES" officeooo:rsid="001bf30b"/>
    </style:style>
    <style:style style:name="T6" style:family="text">
      <style:text-properties fo:font-weight="bold" officeooo:rsid="001bf30b" style:font-weight-asian="bold" style:font-weight-complex="bold"/>
    </style:style>
    <style:style style:name="T7" style:family="text">
      <style:text-properties officeooo:rsid="001d34e1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jercicios de Phtread</text:p>
      <text:p text:style-name="P6"/>
      <text:p text:style-name="P7">Alumno: <text:span text:style-name="T2">Sebastian Wilde Alarcón Arenas</text:span></text:p>
      <text:p text:style-name="P5"/>
      <text:p text:style-name="P5"><text:span text:style-name="T7">1) </text:span>PhThread – Matriz Vector</text:p>
      <text:p text:style-name="P1"/>
      <text:p text:style-name="P4"/>
      <text:p text:style-name="P3"><draw:frame draw:style-name="fr1" draw:name="Objeto2" text:anchor-type="paragraph" svg:width="15.804cm" svg:height="2.709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Análisis:</text:p>
      <text:p text:style-name="P2">Estos son los datos obtenidos del experimento, curiosamente el tiempo aumenta <text:span text:style-name="T1">para 8*8000000</text:span>, esto puede darse <text:span text:style-name="T1">debido a que </text:span>el sistema operativo puede realizar otros procesos lo que termina no siendo seguro, <text:span text:style-name="T1">pero con los otros dos datos se puede notar que se reduce el tiempo.</text:span></text:p>
      <text:p text:style-name="P2"/>
      <text:p text:style-name="P14">2) Lista simple paralela con threads</text:p>
      <text:p text:style-name="P14"/>
      <text:p text:style-name="P14"><draw:frame draw:style-name="fr1" draw:name="Objeto4" text:anchor-type="paragraph" svg:width="12.488cm" svg:height="1.80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1"/>
      <text:p text:style-name="P11"/>
      <text:p text:style-name="P13"/>
      <text:p text:style-name="P14">Análisis:</text:p>
      <text:p text:style-name="P19">Como podemos notar la diferencia en tiempo de acuerdo al tipo de implementación, se ve que es más eficiente el Read-Write cuando se trabaja con mayor número de threads, y con mutex se trabaja mejor cuando no pasa de 2 threads debido a las escrituras y lecturas a los datos.</text:p>
      <text:p text:style-name="P11"/>
      <text:p text:style-name="P11"/>
      <text:p text:style-name="P11"><text:span text:style-name="T7">3) </text:span>Strtock y Strtock_r</text:p>
      <text:p text:style-name="P11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1">Resultados con Strtock</text:p>
          </table:table-cell>
          <table:table-cell table:style-name="Tabla1.B1" office:value-type="string">
            <text:p text:style-name="P11">Resultados con Strtock_r</text:p>
          </table:table-cell>
        </table:table-row>
        <table:table-row>
          <table:table-cell table:style-name="Tabla1.A2" office:value-type="string">
            <text:p text:style-name="P18">Thread 0 &gt;my line = Pease porridge hot.</text:p>
            <text:p text:style-name="P18"></text:p>
            <text:p text:style-name="P18">Thread 0 &gt; string 1 = Pease porridge hot.</text:p>
            <text:p text:style-name="P18">Thread 1 &gt;my line = Pease porridge cold.</text:p>
            <text:p text:style-name="P18"></text:p>
            <text:p text:style-name="P18">Thread 1 &gt; string 1 = Pease porridge cold.</text:p>
            <text:p text:style-name="P18">Thread 0 &gt;my line = Pease porridge in the pot</text:p>
            <text:p text:style-name="P18"></text:p>
            <text:p text:style-name="P18">Thread 0 &gt; string 1 = Pease porridge in the pot</text:p>
            <text:p text:style-name="P18">Thread 1 &gt;my line = Nine days old.</text:p>
            <text:p text:style-name="P18"></text:p>
            <text:p text:style-name="P18">Thread 1 &gt; string 1 = Nine days old.</text:p>
            <text:p text:style-name="P18">0.141143798828125 milliseconds</text:p>
          </table:table-cell>
          <table:table-cell table:style-name="Tabla1.B2" office:value-type="string">
            <text:p text:style-name="P18">Thread 0 &gt;my line = Pease porridge hot.</text:p>
            <text:p text:style-name="P18"></text:p>
            <text:p text:style-name="P18">Thread 0 &gt; string 1 = Pease</text:p>
            <text:p text:style-name="P18">Thread 0 &gt; string 2 = porridge hot.</text:p>
            <text:p text:style-name="P18">Thread 0 &gt;my line = Pease porridge in the pot</text:p>
            <text:p text:style-name="P18"></text:p>
            <text:p text:style-name="P18">Thread 0 &gt; string 1 = Pease</text:p>
            <text:p text:style-name="P18">Thread 0 &gt; string 2 = porridge in the pot</text:p>
            <text:p text:style-name="P18">Thread 1 &gt;my line = Pease porridge cold.</text:p>
            <text:p text:style-name="P18"></text:p>
            <text:p text:style-name="P18">Thread 1 &gt; string 1 = Pease</text:p>
            <text:p text:style-name="P18">Thread 1 &gt; string 2 = porridge cold.</text:p>
            <text:p text:style-name="P18">Thread 1 &gt;my line = Nine days old.</text:p>
            <text:p text:style-name="P18"/>
            <text:p text:style-name="P18">Thread 1 &gt; string 1 = Nine</text:p>
            <text:p text:style-name="P18">Thread 1 &gt; string 2 = days old.</text:p>
            <text:p text:style-name="P18">0.2889633178710938 milliseconds</text:p>
          </table:table-cell>
        </table:table-row>
      </table:table>
      <text:p text:style-name="P11"/>
      <text:p text:style-name="P16"><text:soft-page-break/><text:span text:style-name="T6">Análisis: </text:span></text:p>
      <text:p text:style-name="P16"><text:bookmark text:name="tw-target-text"/><text:span text:style-name="T4">La función strto</text:span><text:span text:style-name="T5">c</text:span><text:span text:style-name="T4">k no es seguro para subprocesos : si varios subprocesos llaman al mismo tiempo , </text:span><text:span text:style-name="T5">la <text:s/>salida puede no ser correcta</text:span><text:span text:style-name="T4"> . </text:span><text:span text:style-name="T5">La manera de solucionarlo es usar strtock_r y agregarle un puntero en loss parámetros</text:span><text:span text:style-name="T4">, </text:span><text:bookmark text:name="tw-target-text1"/><text:span text:style-name="T3">este argumento se utiliza para almacenar el estado de una llamada en lugar de utilizar una variable global.</text:span></text:p>
      <text:p text:style-name="P15"><text:span text:style-name="T4"/></text:p>
      <text:p text:style-name="P18"/>
      <text:p text:style-name="P9">Ejercicio 4.4</text:p>
      <text:p text:style-name="P9"/>
      <text:p text:style-name="P9"><draw:frame draw:style-name="fr1" draw:name="Objeto1" text:anchor-type="paragraph" svg:width="6.773cm" svg:height="1.806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17">El número de threads afecta el promedio como podemos ver entre más threads más tiempo de creación.</text:p>
      <text:p text:style-name="P17"/>
      <text:p text:style-name="P10">Ejercicio 4.6</text:p>
      <text:p text:style-name="P10"/>
      <text:p text:style-name="P10"/>
      <text:p text:style-name="P10"><draw:frame draw:style-name="fr1" draw:name="Objeto3" text:anchor-type="paragraph" svg:width="6.773cm" svg:height="1.80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/>
      <text:p text:style-name="P10"/>
      <text:p text:style-name="P10"/>
      <text:p text:style-name="P10"/>
      <text:p text:style-name="P12">Análisis: </text:p>
      <text:p text:style-name="P12"><text:span text:style-name="T2">Al usar el definido por defecto el tiempo que toma al finalizar el programa es menor al que toma al usar el método modificado en comparac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23:07:00.379577259</meta:creation-date>
    <dc:date>2016-09-21T13:09:53.738889038</dc:date>
    <meta:editing-duration>PT2H10M39S</meta:editing-duration>
    <meta:editing-cycles>7</meta:editing-cycles>
    <meta:generator>LibreOffice/4.2.8.2$Linux_X86_64 LibreOffice_project/420m0$Build-2</meta:generator>
    <meta:document-statistic meta:table-count="1" meta:image-count="0" meta:object-count="4" meta:page-count="2" meta:paragraph-count="47" meta:word-count="403" meta:character-count="2191" meta:non-whitespace-character-count="17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number-columns-repeated="3" table:default-cell-style-name="Default"/>
        <table:table-row table:style-name="ro1" table:number-rows-repeated="9">
          <table:table-cell table:number-columns-repeated="3"/>
        </table:table-row>
        <table:table-row table:style-name="ro1">
          <table:table-cell table:style-name="ce2" office:value-type="string" calcext:value-type="string">
            <text:p>Thread</text:p>
          </table:table-cell>
          <table:table-cell table:style-name="ce2" office:value-type="string" calcext:value-type="string">
            <text:p>Creación</text:p>
          </table:table-cell>
          <table:table-cell table:style-name="ce2" office:value-type="string" calcext:value-type="string">
            <text:p>Destrucció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7" calcext:value-type="float">
            <text:p>0.057</text:p>
          </table:table-cell>
          <table:table-cell table:style-name="ce2" office:value-type="float" office:value="0.047" calcext:value-type="float">
            <text:p>0.04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056" calcext:value-type="float">
            <text:p>0.05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079" calcext:value-type="float">
            <text:p>0.079</text:p>
          </table:table-cell>
          <table:table-cell table:style-name="ce2" office:value-type="float" office:value="0.056" calcext:value-type="float">
            <text:p>0.05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10:59:03.3941424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 table:number-columns-spanned="1" table:number-rows-spanned="3">
            <text:p>Thread</text:p>
          </table:table-cell>
          <table:table-cell table:style-name="ce1" office:value-type="string" calcext:value-type="string" table:number-columns-spanned="6" table:number-rows-spanned="1">
            <text:p>Dimensión de la matriz</text:p>
          </table:table-cell>
          <table:covered-table-cell table:number-columns-repeated="5"/>
        </table:table-row>
        <table:table-row table:style-name="ro1">
          <table:covered-table-cell table:style-name="ce1"/>
          <table:table-cell table:style-name="ce1" office:value-type="string" calcext:value-type="string" table:number-columns-spanned="2" table:number-rows-spanned="1">
            <text:p>8000000*8</text:p>
          </table:table-cell>
          <table:covered-table-cell/>
          <table:table-cell table:style-name="ce1" office:value-type="string" calcext:value-type="string" table:number-columns-spanned="2" table:number-rows-spanned="1">
            <text:p>8000*8000</text:p>
          </table:table-cell>
          <table:covered-table-cell/>
          <table:table-cell office:value-type="string" calcext:value-type="string" table:number-columns-spanned="2" table:number-rows-spanned="1">
            <text:p>8*8000000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office:value-type="string" calcext:value-type="string">
            <text:p>Eff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8" calcext:value-type="float">
            <text:p>0.248</text:p>
          </table:table-cell>
          <table:table-cell table:formula="of:=[.B$4]/([.A4]*[.B4])" office:value-type="float" office:value="1" calcext:value-type="float">
            <text:p>1</text:p>
          </table:table-cell>
          <table:table-cell office:value-type="float" office:value="0.206" calcext:value-type="float">
            <text:p>0.206</text:p>
          </table:table-cell>
          <table:table-cell table:formula="of:=[.D$4]/([.C4]*[.D4])" office:value-type="float" office:value="1" calcext:value-type="float">
            <text:p>1</text:p>
          </table:table-cell>
          <table:table-cell office:value-type="float" office:value="0.209" calcext:value-type="float">
            <text:p>0.209</text:p>
          </table:table-cell>
          <table:table-cell table:formula="of:=[.F$4]/([.E4]*[.F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5" calcext:value-type="float">
            <text:p>0.235</text:p>
          </table:table-cell>
          <table:table-cell table:formula="of:=[.B$4]/([.A5]*[.B5])" office:value-type="float" office:value="0.527659574468085" calcext:value-type="float">
            <text:p>0.5276595745</text:p>
          </table:table-cell>
          <table:table-cell office:value-type="float" office:value="0.21" calcext:value-type="float">
            <text:p>0.21</text:p>
          </table:table-cell>
          <table:table-cell table:formula="of:=[.D$4]/([.A5]*[.D5])" office:value-type="float" office:value="0.490476190476191" calcext:value-type="float">
            <text:p>0.4904761905</text:p>
          </table:table-cell>
          <table:table-cell office:value-type="float" office:value="0.236" calcext:value-type="float">
            <text:p>0.236</text:p>
          </table:table-cell>
          <table:table-cell table:formula="of:=[.F$4]/([.A5]*[.F5])" office:value-type="float" office:value="0.442796610169491" calcext:value-type="float">
            <text:p>0.4427966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1" calcext:value-type="float">
            <text:p>0.131</text:p>
          </table:table-cell>
          <table:table-cell table:formula="of:=[.B$4]/([.A6]*[.B6])" office:value-type="float" office:value="0.473282442748092" calcext:value-type="float">
            <text:p>0.4732824427</text:p>
          </table:table-cell>
          <table:table-cell office:value-type="float" office:value="0.117" calcext:value-type="float">
            <text:p>0.117</text:p>
          </table:table-cell>
          <table:table-cell table:formula="of:=[.D$4]/([.A6]*[.D6])" office:value-type="float" office:value="0.44017094017094" calcext:value-type="float">
            <text:p>0.4401709402</text:p>
          </table:table-cell>
          <table:table-cell office:value-type="float" office:value="0.246" calcext:value-type="float">
            <text:p>0.246</text:p>
          </table:table-cell>
          <table:table-cell table:formula="of:=[.F$4]/([.A6]*[.F6])" office:value-type="float" office:value="0.21239837398374" calcext:value-type="float">
            <text:p>0.21239837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23:26:36.5354463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number-columns-repeated="3" table:default-cell-style-name="Default"/>
        <table:table-row table:style-name="ro1" table:number-rows-repeated="14">
          <table:table-cell table:number-columns-repeated="3"/>
        </table:table-row>
        <table:table-row table:style-name="ro1">
          <table:table-cell table:style-name="ce2" office:value-type="string" calcext:value-type="string">
            <text:p>Thread</text:p>
          </table:table-cell>
          <table:table-cell table:style-name="ce2" office:value-type="string" calcext:value-type="string">
            <text:p>Defecto</text:p>
          </table:table-cell>
          <table:table-cell table:style-name="ce2" office:value-type="string" calcext:value-type="string">
            <text:p>Creado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178" calcext:value-type="float">
            <text:p>0.178</text:p>
          </table:table-cell>
          <table:table-cell table:style-name="ce2" office:value-type="float" office:value="0.236" calcext:value-type="float">
            <text:p>0.23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316" calcext:value-type="float">
            <text:p>0.316</text:p>
          </table:table-cell>
          <table:table-cell table:style-name="ce2" office:value-type="float" office:value="0.214" calcext:value-type="float">
            <text:p>0.21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202" calcext:value-type="float">
            <text:p>0.202</text:p>
          </table:table-cell>
          <table:table-cell table:style-name="ce2" office:value-type="float" office:value="1.312" calcext:value-type="float">
            <text:p>1.31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12:46:50.2814731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number-columns-repeated="8" table:default-cell-style-name="Default"/>
        <table:table-column table:style-name="co2" table:default-cell-style-name="ce6"/>
        <table:table-column table:style-name="co1" table:default-cell-style-name="Default"/>
        <table:table-column table:style-name="co1" table:number-columns-repeated="3" table:default-cell-style-name="ce5"/>
        <table:table-row table:style-name="ro1">
          <table:table-cell table:number-columns-repeated="8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number-columns-repeated="8"/>
          <table:table-cell table:style-name="ce4" office:value-type="string" calcext:value-type="string" table:number-columns-spanned="1" table:number-rows-spanned="2">
            <text:p>Implementación</text:p>
          </table:table-cell>
          <table:table-cell table:style-name="ce4" office:value-type="string" calcext:value-type="string" table:number-columns-spanned="4" table:number-rows-spanned="1">
            <text:p>Número de Threads</text:p>
          </table:table-cell>
          <table:covered-table-cell table:number-columns-repeated="3"/>
        </table:table-row>
        <table:table-row table:style-name="ro1">
          <table:table-cell table:number-columns-repeated="8"/>
          <table:covered-table-cell table:style-name="ce5"/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ead-Write</text:p>
          </table:table-cell>
          <table:table-cell office:value-type="float" office:value="0.161" calcext:value-type="float">
            <text:p>0.161</text:p>
          </table:table-cell>
          <table:table-cell office:value-type="float" office:value="0.259" calcext:value-type="float">
            <text:p>0.259</text:p>
          </table:table-cell>
          <table:table-cell office:value-type="float" office:value="0.566" calcext:value-type="float">
            <text:p>0.56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utex</text:p>
          </table:table-cell>
          <table:table-cell table:style-name="ce5" office:value-type="float" office:value="0.127" calcext:value-type="float">
            <text:p>0.127</text:p>
          </table:table-cell>
          <table:table-cell office:value-type="float" office:value="0.18" calcext:value-type="float">
            <text:p>0.18</text:p>
          </table:table-cell>
          <table:table-cell office:value-type="float" office:value="1.07" calcext:value-type="float">
            <text:p>1.07</text:p>
          </table:table-cell>
          <table:table-cell office:value-type="float" office:value="1.59" calcext:value-type="float">
            <text:p>1.59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13:07:51.4172842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